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 name 12/24/2015 2:24 AM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icon new na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.py</text:p>
          </table:table-cell>
          <table:table-cell table:style-name="ce1" office:value-type="string" calcext:value-type="string">
            <text:p>NURBSlib_EVM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_curve(poles)</text:p>
          </table:table-cell>
          <table:table-cell table:style-name="ce1" office:value-type="string" calcext:value-type="string">
            <text:p>Bezier_Cubic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Cubic6P_curve(poles)</text:p>
          </table:table-cell>
          <table:table-cell table:style-name="ce1" office:value-type="string" calcext:value-type="string">
            <text:p>NURBS_Cubic_6P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du(pole1, pole2)</text:p>
          </table:table-cell>
          <table:table-cell table:style-name="ce1" office:value-type="string" calcext:value-type="string">
            <text:p>Cubic_ddu(pole1, pole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table:style-name="ce1" office:value-type="string" calcext:value-type="string">
            <text:p>Cubic_d2du2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table:style-name="ce1" office:value-type="string" calcext:value-type="string">
            <text:p>Cubic_curvature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ent_a_to_b(polesa,polesb)</text:p>
          </table:table-cell>
          <table:table-cell table:style-name="ce1" office:value-type="string" calcext:value-type="string">
            <text:p>orient_a_to_b(polesa,poles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_patch(c1,c2,c3,c4)</text:p>
          </table:table-cell>
          <table:table-cell table:style-name="ce1" office:value-type="string" calcext:value-type="string">
            <text:p>grid_44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quad_patch(c1,c2,c3)</text:p>
          </table:table-cell>
          <table:table-cell table:style-name="ce1" office:value-type="string" calcext:value-type="string">
            <text:p>grid_44_tri(c2,c2,c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66_patch(c1,c2,c3,c4)</text:p>
          </table:table-cell>
          <table:table-cell table:style-name="ce1" office:value-type="string" calcext:value-type="string">
            <text:p>grid_66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_edge_poly(quad_patch)</text:p>
          </table:table-cell>
          <table:table-cell table:style-name="ce1" office:value-type="string" calcext:value-type="string">
            <text:p>poly_grid_44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BiCubic_surf(quad_patch)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patch(quad_patch)</text:p>
          </table:table-cell>
          <table:table-cell table:style-name="ce1" office:value-type="string" calcext:value-type="string">
            <text:p>Bezier_Bicubic_surf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table:style-name="ce1" office:value-type="string" calcext:value-type="string">
            <text:p>NURBS_Cubic_66_surf(grid_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isect(curve, surf, u)</text:p>
          </table:table-cell>
          <table:table-cell table:style-name="ce1" office:value-type="string" calcext:value-type="string">
            <text:p>isect_test(curve, surf, 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_surf_isect(curve, surf)</text:p>
          </table:table-cell>
          <table:table-cell table:style-name="ce1" office:value-type="string" calcext:value-type="string">
            <text:p>isect_curve_surf(curve, sur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I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 office:value-type="string" calcext:value-type="string">
            <text:p>Bezier_Cubic_2_nodes</text:p>
          </table:table-cell>
          <table:table-cell/>
          <table:table-cell table:style-name="ce1" office:value-type="string" calcext:value-type="string">
            <text:p>Bezier_Cubic_2_nod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 office:value-type="string" calcext:value-type="string">
            <text:p>Bezier_Cubic_3_lines</text:p>
          </table:table-cell>
          <table:table-cell/>
          <table:table-cell table:style-name="ce1" office:value-type="string" calcext:value-type="string">
            <text:p>Bezier_Cubic_3_lin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 office:value-type="string" calcext:value-type="string">
            <text:p>Bezier_Cubic_4_points</text:p>
          </table:table-cell>
          <table:table-cell/>
          <table:table-cell table:style-name="ce1" office:value-type="string" calcext:value-type="string">
            <text:p>Bezier_Cubic_4_points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 office:value-type="string" calcext:value-type="string">
            <text:p>Arc_to_Rational_Bezier</text:p>
          </table:table-cell>
          <table:table-cell/>
          <table:table-cell table:style-name="ce1" office:value-type="string" calcext:value-type="string">
            <text:p>Arc_to_Rational_Bezi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 office:value-type="string" calcext:value-type="string">
            <text:p>Cubic_5_Lines</text:p>
          </table:table-cell>
          <table:table-cell/>
          <table:table-cell table:style-name="ce1" office:value-type="string" calcext:value-type="string">
            <text:p>Cubic_5_Lines</text:p>
          </table:table-cell>
          <table:table-cell/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 table:number-columns-repeated="2"/>
          <table:table-cell table:style-name="ce1" office:value-type="string" calcext:value-type="string">
            <text:p>Bezier_cubic_to_6_point_cubic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 table:number-columns-repeated="2"/>
          <table:table-cell table:style-name="ce1" office:value-type="string" calcext:value-type="string">
            <text:p>Arc_to_rational_6_point_cubi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SURF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 table:number-columns-repeated="2"/>
          <table:table-cell table:style-name="ce1" office:value-type="string" calcext:value-type="string">
            <text:p>Bezier_cubic_4_sided_patch</text:p>
          </table:table-cell>
          <table:table-cell/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 table:number-columns-repeated="2"/>
          <table:table-cell table:style-name="ce1" office:value-type="string" calcext:value-type="string">
            <text:p>Bezier_cubic_4_sided_polygon</text:p>
          </table:table-cell>
          <table:table-cell/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 table:number-columns-repeated="2"/>
          <table:table-cell table:style-name="ce1" office:value-type="string" calcext:value-type="string">
            <text:p>Bezier_cubic_surface_spl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 table:number-columns-repeated="2"/>
          <table:table-cell table:style-name="ce1" office:value-type="string" calcext:value-type="string">
            <text:p>Nurbs_cubic_6_points_4_sided_patch</text:p>
          </table:table-cell>
          <table:table-cell/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 table:number-columns-repeated="2"/>
          <table:table-cell table:style-name="ce1" office:value-type="string" calcext:value-type="string">
            <text:p>Nurbs_cubic_6_points_4_sided_polyg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UTILIT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 table:number-columns-repeated="2"/>
          <table:table-cell table:style-name="ce1" office:value-type="string" calcext:value-type="string">
            <text:p>sketch_place_2_lines</text:p>
          </table:table-cell>
          <table:table-cell/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6:36:54.622846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6T16:42:27.575553428</dc:date>
    <meta:editing-duration>PT4H47M21S</meta:editing-duration>
    <meta:editing-cycles>7</meta:editing-cycles>
    <meta:document-statistic meta:table-count="1" meta:cell-count="82" meta:object-count="0"/>
  </office:meta>
</office:document-meta>
</file>